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79cm"/>
    </style:style>
    <style:style style:name="Table1.B" style:family="table-column">
      <style:table-column-properties style:column-width="3.318cm"/>
    </style:style>
    <style:style style:name="Table1.C" style:family="table-column">
      <style:table-column-properties style:column-width="4.45cm"/>
    </style:style>
    <style:style style:name="Table1.D" style:family="table-column">
      <style:table-column-properties style:column-width="5.36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311b1" officeooo:paragraph-rsid="002311b1" style:font-size-asian="10pt" style:font-size-complex="10pt"/>
    </style:style>
    <style:style style:name="P3" style:family="paragraph" style:parent-style-name="Table_20_Contents">
      <style:text-properties fo:font-size="10pt" officeooo:rsid="001fb575" officeooo:paragraph-rsid="001fb575" style:font-size-asian="10pt" style:font-size-complex="10pt"/>
    </style:style>
    <style:style style:name="P4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5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6" style:family="paragraph" style:parent-style-name="Table_20_Contents">
      <style:text-properties fo:font-size="10pt" officeooo:rsid="002649af" officeooo:paragraph-rsid="002649af" style:font-size-asian="10pt" style:font-size-complex="10pt"/>
    </style:style>
    <style:style style:name="P7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8" style:family="paragraph" style:parent-style-name="Table_20_Contents">
      <style:text-properties fo:font-size="10pt" officeooo:rsid="0026d54e" officeooo:paragraph-rsid="0026d54e" style:font-size-asian="10pt" style:font-size-complex="10pt"/>
    </style:style>
    <style:style style:name="P9" style:family="paragraph" style:parent-style-name="Table_20_Contents">
      <style:text-properties fo:font-size="10pt" officeooo:rsid="003070e8" officeooo:paragraph-rsid="003070e8" style:font-size-asian="10pt" style:font-size-complex="10pt"/>
    </style:style>
    <style:style style:name="P10" style:family="paragraph" style:parent-style-name="Table_20_Contents">
      <style:text-properties fo:font-size="10pt" fo:font-style="normal" fo:font-weight="bold" officeooo:rsid="003070e8" officeooo:paragraph-rsid="003070e8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text-properties fo:font-size="10pt" fo:font-weight="bold" officeooo:rsid="003070e8" officeooo:paragraph-rsid="003070e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13" style:family="paragraph" style:parent-style-name="Table_20_Contents">
      <style:text-properties fo:font-size="10pt" officeooo:rsid="00347ac6" officeooo:paragraph-rsid="00347ac6" style:font-size-asian="10pt" style:font-size-complex="10pt"/>
    </style:style>
    <style:style style:name="P1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dddddd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e8f2a1"/>
      <style:paragraph-properties fo:text-align="center" style:writing-mode="lr-tb"/>
    </style:style>
    <style:style style:name="P19" style:family="paragraph">
      <loext:graphic-properties draw:fill-color="#ffdbb6"/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cccccc"/>
      <style:paragraph-properties style:writing-mode="lr-tb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dddddd"/>
      <style:paragraph-properties fo:text-align="center" style:writing-mode="lr-tb"/>
    </style:style>
    <style:style style:name="P25" style:family="paragraph">
      <loext:graphic-properties draw:fill-color="#ff0000"/>
      <style:paragraph-properties fo:text-align="center" style:writing-mode="lr-tb"/>
    </style:style>
    <style:style style:name="P26" style:family="paragraph">
      <loext:graphic-properties draw:fill-color="#ffff00"/>
      <style:paragraph-properties fo:text-align="center" style:writing-mode="lr-tb"/>
    </style:style>
    <style:style style:name="P27" style:family="paragraph">
      <loext:graphic-properties draw:fill-color="#00a933"/>
      <style:paragraph-properties fo:text-align="center" style:writing-mode="lr-tb"/>
    </style:style>
    <style:style style:name="P28" style:family="paragraph">
      <loext:graphic-properties draw:fill-color="#0369a3"/>
      <style:paragraph-properties fo:text-align="center" style:writing-mode="lr-tb"/>
    </style:style>
    <style:style style:name="P29" style:family="paragraph">
      <loext:graphic-properties draw:fill-color="#ffffff"/>
    </style:style>
    <style:style style:name="T1" style:family="text">
      <style:text-properties officeooo:rsid="002311b1"/>
    </style:style>
    <style:style style:name="T2" style:family="text">
      <style:text-properties officeooo:rsid="0024d31c"/>
    </style:style>
    <style:style style:name="T3" style:family="text">
      <style:text-properties officeooo:rsid="003275b8"/>
    </style:style>
    <style:style style:name="T4" style:family="text">
      <style:text-properties officeooo:rsid="00347ac6"/>
    </style:style>
    <style:style style:name="T5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1c1c1c" draw:fill="none" draw:fill-color="#dddddd" draw:textarea-horizontal-align="justify" draw:textarea-vertical-align="middle" draw:auto-grow-height="false" fo:min-height="0.769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_20__28_Rounded_29_" svg:stroke-width="0.199cm" svg:stroke-color="#999999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666666" draw:fill-color="#e8f2a1" draw:textarea-horizontal-align="justify" draw:textarea-vertical-align="middle" draw:auto-grow-height="false" fo:min-height="1.132cm" fo:min-width="1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1c1c1c" draw:fill-color="#ffdbb6" draw:textarea-horizontal-align="justify" draw:textarea-vertical-align="middle" draw:auto-grow-height="false" fo:min-height="1.496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666666" draw:fill-color="#e8f2a1" draw:textarea-horizontal-align="justify" draw:textarea-vertical-align="middle" draw:auto-grow-height="false" fo:min-height="1.13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middle" draw:auto-grow-height="false" fo:min-height="1.399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808080" draw:fill-color="#cccccc" draw:textarea-horizontal-align="justify" draw:textarea-vertical-align="middle" draw:auto-grow-height="false" fo:min-height="1.268cm" fo:min-width="2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808080" draw:fill-color="#cccccc" draw:textarea-horizontal-align="justify" draw:textarea-vertical-align="middle" draw:auto-grow-height="false" fo:min-height="1.224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666666" draw:fill-color="#ffffff" draw:textarea-horizontal-align="justify" draw:textarea-vertical-align="middle" draw:auto-grow-height="false" fo:min-height="2.593cm" fo:min-width="8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1c1c1c" draw:fill-color="#dddddd" draw:textarea-horizontal-align="justify" draw:textarea-vertical-align="middle" draw:auto-grow-height="false" fo:min-height="1.224cm" fo:min-width="3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1c1c1c" draw:fill-color="#dddddd" draw:textarea-horizontal-align="justify" draw:textarea-vertical-align="middle" draw:auto-grow-height="false" fo:min-height="1.224cm" fo:min-width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1c1c1c" draw:fill-color="#dddddd" draw:textarea-horizontal-align="justify" draw:textarea-vertical-align="middle" draw:auto-grow-height="false" fo:min-height="3.463cm" fo:min-width="2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1c1c1c" draw:fill-color="#ffdbb6" draw:textarea-horizontal-align="justify" draw:textarea-vertical-align="middle" draw:auto-grow-height="false" fo:min-height="1.496cm" fo:min-width="7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953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00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0a93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0369a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3.464cm" fo:min-width="1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2" draw:text-style-name="P29" svg:width="17.029cm" svg:height="3.465cm" svg:x="0.046cm" svg:y="0.161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6" draw:name="Shape 7" draw:style-name="gr16" draw:text-style-name="P20" svg:width="1.345cm" svg:height="1.345cm" svg:x="9.918cm" svg:y="0.15cm"><text:p text:style-name="P17">Sw1</text:p><text:p text:style-name="P17">D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16" draw:text-style-name="P20" svg:width="1.345cm" svg:height="1.345cm" svg:x="12.01cm" svg:y="0.175cm"><text:p text:style-name="P17">Sw2</text:p><text:p text:style-name="P17">D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6" draw:text-style-name="P20" svg:width="1.345cm" svg:height="1.345cm" svg:x="14.104cm" svg:y="0.199cm"><text:p text:style-name="P17">Sw3</text:p><text:p text:style-name="P17">D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2" draw:style-name="gr21" draw:text-style-name="P28" svg:width="0.65cm" svg:height="0.65cm" svg:x="1.127cm" svg:y="0.071cm"><text:p text:style-name="P17">LED 1</text:p><text:p text:style-name="P17"/><text:p text:style-name="P17"/><text:p text:style-name="P17">D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0" draw:text-style-name="P27" svg:width="0.65cm" svg:height="0.65cm" svg:x="2.702cm" svg:y="0.069cm"><text:p text:style-name="P17">LED 2</text:p><text:p text:style-name="P17"/><text:p text:style-name="P17"/><text:p text:style-name="P17">D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9" draw:text-style-name="P26" svg:width="0.65cm" svg:height="0.65cm" svg:x="4.205cm" svg:y="0.048cm"><text:p text:style-name="P17">LED 3</text:p><text:p text:style-name="P17"/><text:p text:style-name="P17"/><text:p text:style-name="P17">D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8" draw:text-style-name="P25" svg:width="0.65cm" svg:height="0.65cm" svg:x="5.812cm" svg:y="0.072cm"><text:p text:style-name="P17">LED 4</text:p><text:p text:style-name="P17"/><text:p text:style-name="P17"/><text:p text:style-name="P17">D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7" draw:text-style-name="P20" svg:width="0.65cm" svg:height="0.65cm" svg:x="7.445cm" svg:y="0.072cm"><text:p text:style-name="P17">LED 5</text:p><text:p text:style-name="P17"/><text:p text:style-name="P17"/><text:p text:style-name="P17">D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GPIO</text:p>
          </table:table-cell>
          <table:table-cell table:style-name="Table1.A1" office:value-type="string">
            <text:p text:style-name="P11">Device</text:p>
          </table:table-cell>
          <table:table-cell table:style-name="Table1.A1" office:value-type="string">
            <text:p text:style-name="P11">Function</text:p>
          </table:table-cell>
          <table:table-cell table:style-name="Table1.D1" office:value-type="string">
            <text:p text:style-name="P11">Variable</text:p>
          </table:table-cell>
        </table:table-row>
        <table:table-row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Internal LED</text:p>
          </table:table-cell>
          <table:table-cell table:style-name="Table1.A2" office:value-type="string">
            <text:p text:style-name="P2">loop running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D2</text:p>
          </table:table-cell>
          <table:table-cell table:style-name="Table1.A2" office:value-type="string">
            <text:p text:style-name="P3">L<text:span text:style-name="T4">ED </text:span>1 (<text:span text:style-name="T3">blue</text:span>)</text:p>
          </table:table-cell>
          <table:table-cell table:style-name="Table1.A2" office:value-type="string">
            <text:p text:style-name="P3">Device on</text:p>
          </table:table-cell>
          <table:table-cell table:style-name="Table1.D2" office:value-type="string">
            <text:p text:style-name="P4">LED_ON</text:p>
          </table:table-cell>
        </table:table-row>
        <table:table-row>
          <table:table-cell table:style-name="Table1.A2" office:value-type="string">
            <text:p text:style-name="P3">D3</text:p>
          </table:table-cell>
          <table:table-cell table:style-name="Table1.A2" office:value-type="string">
            <text:p text:style-name="P3">L<text:span text:style-name="T4">ED </text:span>2 (<text:span text:style-name="T3">green</text:span>)</text:p>
          </table:table-cell>
          <table:table-cell table:style-name="Table1.A2" office:value-type="string">
            <text:p text:style-name="P3">(blink) Auto-Buzzer</text:p>
          </table:table-cell>
          <table:table-cell table:style-name="Table1.D2" office:value-type="string">
            <text:p text:style-name="P4">LED_AUTOBUZZ</text:p>
          </table:table-cell>
        </table:table-row>
        <table:table-row>
          <table:table-cell table:style-name="Table1.A2" office:value-type="string">
            <text:p text:style-name="P3">D4</text:p>
          </table:table-cell>
          <table:table-cell table:style-name="Table1.A2" office:value-type="string">
            <text:p text:style-name="P5">L<text:span text:style-name="T4">ED </text:span>3 (<text:span text:style-name="T3">yellow</text:span>)</text:p>
          </table:table-cell>
          <table:table-cell table:style-name="Table1.A2" office:value-type="string">
            <text:p text:style-name="P5">(on) External <text:span text:style-name="T2">bell</text:span> active</text:p>
            <text:p text:style-name="P5">(blink) Door Buzzer active</text:p>
          </table:table-cell>
          <table:table-cell table:style-name="Table1.D2" office:value-type="string">
            <text:p text:style-name="P4">LED_EXTBELL_BUZZER</text:p>
          </table:table-cell>
        </table:table-row>
        <table:table-row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L<text:span text:style-name="T4">ED </text:span>4 (<text:span text:style-name="T3">red</text:span>)</text:p>
          </table:table-cell>
          <table:table-cell table:style-name="Table1.A2" office:value-type="string">
            <text:p text:style-name="P5">Error</text:p>
          </table:table-cell>
          <table:table-cell table:style-name="Table1.D2" office:value-type="string">
            <text:p text:style-name="P6">LED_ERROR</text:p>
          </table:table-cell>
        </table:table-row>
        <table:table-row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L<text:span text:style-name="T4">ED </text:span>5 (<text:span text:style-name="T3">white</text:span>)</text:p>
          </table:table-cell>
          <table:table-cell table:style-name="Table1.A2" office:value-type="string">
            <text:p text:style-name="P5">(blink) Door Ring detected</text:p>
          </table:table-cell>
          <table:table-cell table:style-name="Table1.D2" office:value-type="string">
            <text:p text:style-name="P6">LED_DOORBELL</text:p>
          </table:table-cell>
        </table:table-row>
        <table:table-row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<text:span text:style-name="T4">witch </text:span>1</text:p>
          </table:table-cell>
          <table:table-cell table:style-name="Table1.A2" office:value-type="string">
            <text:p text:style-name="P5">Switch Auto Buzzer Mode</text:p>
          </table:table-cell>
          <table:table-cell table:style-name="Table1.D2" office:value-type="string">
            <text:p text:style-name="P6">SWITCH_BUZZMODE</text:p>
          </table:table-cell>
        </table:table-row>
        <table:table-row>
          <table:table-cell table:style-name="Table1.A2" office:value-type="string">
            <text:p text:style-name="P5">D8</text:p>
          </table:table-cell>
          <table:table-cell table:style-name="Table1.A2" office:value-type="string">
            <text:p text:style-name="P5">S<text:span text:style-name="T4">witch </text:span>2</text:p>
          </table:table-cell>
          <table:table-cell table:style-name="Table1.A2" office:value-type="string">
            <text:p text:style-name="P13">Acknowledge Ring &amp; Buzz</text:p>
          </table:table-cell>
          <table:table-cell table:style-name="Table1.D2" office:value-type="string">
            <text:p text:style-name="P7">SWITCH_ACK_BUZZ</text:p>
          </table:table-cell>
        </table:table-row>
        <table:table-row>
          <table:table-cell table:style-name="Table1.A2" office:value-type="string">
            <text:p text:style-name="P5">D9</text:p>
          </table:table-cell>
          <table:table-cell table:style-name="Table1.A2" office:value-type="string">
            <text:p text:style-name="P5">S<text:span text:style-name="T4">witch </text:span>3</text:p>
          </table:table-cell>
          <table:table-cell table:style-name="Table1.A2" office:value-type="string">
            <text:p text:style-name="P13">Acknowledge Ring</text:p>
          </table:table-cell>
          <table:table-cell table:style-name="Table1.D2" office:value-type="string">
            <text:p text:style-name="P7">SWITCH_ACK</text:p>
          </table:table-cell>
        </table:table-row>
        <table:table-row>
          <table:table-cell table:style-name="Table1.A2" office:value-type="string">
            <text:p text:style-name="P5">D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Input <text:span text:style-name="T1">Bell</text:span></text:p>
          </table:table-cell>
          <table:table-cell table:style-name="Table1.D2" office:value-type="string">
            <text:p text:style-name="P7">INP_BELL</text:p>
          </table:table-cell>
        </table:table-row>
        <table:table-row>
          <table:table-cell table:style-name="Table1.A2" office:value-type="string">
            <text:p text:style-name="P5">D11</text:p>
          </table:table-cell>
          <table:table-cell table:style-name="Table1.A2" office:value-type="string">
            <text:p text:style-name="P4">Rel<text:span text:style-name="T4">ais 1</text:span></text:p>
          </table:table-cell>
          <table:table-cell table:style-name="Table1.A2" office:value-type="string">
            <text:p text:style-name="P5">Output Buzzer</text:p>
          </table:table-cell>
          <table:table-cell table:style-name="Table1.D2" office:value-type="string">
            <text:p text:style-name="P8">RELAIS_BUZZER</text:p>
          </table:table-cell>
        </table:table-row>
        <table:table-row>
          <table:table-cell table:style-name="Table1.A2" office:value-type="string">
            <text:p text:style-name="P5">D12</text:p>
          </table:table-cell>
          <table:table-cell table:style-name="Table1.A2" office:value-type="string">
            <text:p text:style-name="P4">Rel<text:span text:style-name="T4">ais 2</text:span></text:p>
          </table:table-cell>
          <table:table-cell table:style-name="Table1.A2" office:value-type="string">
            <text:p text:style-name="P5">Output External <text:span text:style-name="T1">Bell</text:span></text:p>
          </table:table-cell>
          <table:table-cell table:style-name="Table1.D2" office:value-type="string">
            <text:p text:style-name="P8">RELAIS_EXT_BELL</text:p>
          </table:table-cell>
        </table:table-row>
      </table:table>
      <text:p text:style-name="P1"><draw:custom-shape text:anchor-type="paragraph" draw:z-index="9" draw:name="Shape 10" draw:style-name="gr15" draw:text-style-name="P19" svg:width="7.384cm" svg:height="1.497cm" svg:x="1.85cm" svg:y="2.293cm"><text:p text:style-name="P17">Arduino</text:p><draw:enhanced-geometry svg:viewBox="0 0 21600 21600" draw:type="rectangle" draw:enhanced-path="M 0 0 L 21600 0 21600 21600 0 21600 0 0 Z N"/></draw:custom-shape><draw:custom-shape text:anchor-type="paragraph" draw:z-index="10" draw:name="Shape 11" draw:style-name="gr14" draw:text-style-name="P24" svg:width="2.14cm" svg:height="3.463cm" svg:x="1.826cm" svg:y="4.182cm"><text:p text:style-name="P17">Relais 1</text:p><draw:enhanced-geometry svg:viewBox="0 0 21600 21600" draw:type="rectangle" draw:enhanced-path="M 0 0 L 21600 0 21600 21600 0 21600 0 0 Z N"/></draw:custom-shape><draw:custom-shape text:anchor-type="paragraph" draw:z-index="11" draw:name="Shape 12" draw:style-name="gr14" draw:text-style-name="P24" svg:width="2.14cm" svg:height="3.463cm" svg:x="4.232cm" svg:y="4.135cm"><text:p text:style-name="P17">Relais 2</text:p><draw:enhanced-geometry svg:viewBox="0 0 21600 21600" draw:type="rectangle" draw:enhanced-path="M 0 0 L 21600 0 21600 21600 0 21600 0 0 Z N"/></draw:custom-shape><draw:custom-shape text:anchor-type="paragraph" draw:z-index="12" draw:name="Shape 13" draw:style-name="gr13" draw:text-style-name="P24" svg:width="3.513cm" svg:height="1.225cm" svg:x="1.826cm" svg:y="0.72cm"><text:p text:style-name="P17">LEDs 1 – 3</text:p><draw:enhanced-geometry svg:viewBox="0 0 21600 21600" draw:type="rectangle" draw:enhanced-path="M 0 0 L 21600 0 21600 21600 0 21600 0 0 Z N"/></draw:custom-shape><draw:custom-shape text:anchor-type="paragraph" draw:z-index="13" draw:name="Shape 14" draw:style-name="gr12" draw:text-style-name="P24" svg:width="3.536cm" svg:height="1.225cm" svg:x="5.602cm" svg:y="0.72cm"><text:p text:style-name="P17">Switches 1 – 3</text:p><draw:enhanced-geometry svg:viewBox="0 0 21600 21600" draw:type="rectangle" draw:enhanced-path="M 0 0 L 21600 0 21600 21600 0 21600 0 0 Z N"/></draw:custom-shape><draw:line text:anchor-type="paragraph" draw:z-index="14" draw:name="Line 1" draw:style-name="gr7" draw:text-style-name="P16" svg:x1="3.51cm" svg:y1="1.944cm" svg:x2="3.51cm" svg:y2="2.293cm"><text:p/></draw:line><draw:line text:anchor-type="paragraph" draw:z-index="15" draw:name="Line 2" draw:style-name="gr7" draw:text-style-name="P16" svg:x1="6.588cm" svg:y1="1.944cm" svg:x2="6.588cm" svg:y2="2.293cm"><text:p/></draw:line><draw:line text:anchor-type="paragraph" draw:z-index="16" draw:name="Vertical line 1" draw:style-name="gr11" draw:text-style-name="P23" svg:x1="2.716cm" svg:y1="3.789cm" svg:x2="2.716cm" svg:y2="4.182cm"><text:p/></draw:line><draw:line text:anchor-type="paragraph" draw:z-index="17" draw:name="Line 3" draw:style-name="gr11" draw:text-style-name="P23" svg:x1="5.265cm" svg:y1="3.789cm" svg:x2="5.265cm" svg:y2="4.135cm"><text:p/></draw:line><draw:custom-shape text:anchor-type="paragraph" draw:z-index="18" draw:name="Shape 15" draw:style-name="gr6" draw:text-style-name="P20" svg:width="3.331cm" svg:height="1.4cm" svg:x="4.32cm" svg:y="7.927cm"><text:p text:style-name="P17">External Bell</text:p><text:p text:style-name="P17">(Remote)</text:p><draw:enhanced-geometry svg:viewBox="0 0 21600 21600" draw:type="rectangle" draw:enhanced-path="M 0 0 L 21600 0 21600 21600 0 21600 0 0 Z N"/></draw:custom-shape><draw:line text:anchor-type="paragraph" draw:z-index="19" draw:name="Vertical line 2" draw:style-name="gr7" draw:text-style-name="P16" svg:x1="5.201cm" svg:y1="7.597cm" svg:x2="5.201cm" svg:y2="7.927cm"><text:p/></draw:line><draw:custom-shape text:anchor-type="paragraph" draw:z-index="20" draw:name="Shape 16" draw:style-name="gr10" draw:text-style-name="P20" svg:width="8.226cm" svg:height="2.594cm" svg:x="-0.619cm" svg:y="10.89cm"><text:p text:style-name="P17"/><text:p text:style-name="P17"/><text:p text:style-name="P17">House Intercom</text:p><draw:enhanced-geometry svg:viewBox="0 0 21600 21600" draw:type="rectangle" draw:enhanced-path="M 0 0 L 21600 0 21600 21600 0 21600 0 0 Z N"/></draw:custom-shape><draw:custom-shape text:anchor-type="paragraph" draw:z-index="21" draw:name="Shape 17" draw:style-name="gr9" draw:text-style-name="P22" svg:width="2.197cm" svg:height="1.225cm" svg:x="-0.619cm" svg:y="10.89cm"><text:p text:style-name="P21">Bell Signal</text:p><text:p text:style-name="P21"><text:s/>(AM 40)</text:p><draw:enhanced-geometry svg:viewBox="0 0 21600 21600" draw:type="rectangle" draw:enhanced-path="M 0 0 L 21600 0 21600 21600 0 21600 0 0 Z N"/></draw:custom-shape><draw:custom-shape text:anchor-type="paragraph" draw:z-index="22" draw:name="Shape 18" draw:style-name="gr8" draw:text-style-name="P22" svg:width="2.389cm" svg:height="1.269cm" svg:x="2.226cm" svg:y="10.89cm"><text:p text:style-name="P21">Door Buzzer</text:p><text:p text:style-name="P21">Button</text:p><draw:enhanced-geometry svg:viewBox="0 0 21600 21600" draw:type="rectangle" draw:enhanced-path="M 0 0 L 21600 0 21600 21600 0 21600 0 0 Z N"/></draw:custom-shape><draw:line text:anchor-type="paragraph" draw:z-index="23" draw:name="Line 4" draw:style-name="gr7" draw:text-style-name="P16" svg:x1="0.747cm" svg:y1="10.891cm" svg:x2="0.747cm" svg:y2="2.976cm"><text:p/></draw:line><draw:line text:anchor-type="paragraph" draw:z-index="24" draw:name="Line 5" draw:style-name="gr7" draw:text-style-name="P16" svg:x1="2.776cm" svg:y1="10.891cm" svg:x2="2.776cm" svg:y2="7.645cm"><text:p/></draw:line><draw:line text:anchor-type="paragraph" draw:z-index="25" draw:name="Line 6" draw:style-name="gr7" draw:text-style-name="P16" svg:x1="0.747cm" svg:y1="10.891cm" svg:x2="0.747cm" svg:y2="2.976cm"><text:p/></draw:line><draw:line text:anchor-type="paragraph" draw:z-index="26" draw:name="Line 7" draw:style-name="gr7" draw:text-style-name="P16" svg:x1="1.849cm" svg:y1="2.976cm" svg:x2="0.747cm" svg:y2="2.976cm"><text:p/></draw:line><draw:line text:anchor-type="paragraph" draw:z-index="27" draw:name="Horizontal line 1" draw:style-name="gr2" draw:text-style-name="P16" svg:x1="8.026cm" svg:y1="8.62cm" svg:x2="13.076cm" svg:y2="8.62cm"><text:p/></draw:line><draw:custom-shape text:anchor-type="paragraph" draw:z-index="28" draw:name="Shape 19" draw:style-name="gr6" draw:text-style-name="P20" svg:width="3.331cm" svg:height="1.4cm" svg:x="4.32cm" svg:y="7.927cm"><text:p text:style-name="P17">External Bell</text:p><text:p text:style-name="P17">(Remote Control)</text:p><draw:enhanced-geometry svg:viewBox="0 0 21600 21600" draw:type="rectangle" draw:enhanced-path="M 0 0 L 21600 0 21600 21600 0 21600 0 0 Z N"/></draw:custom-shape><draw:custom-shape text:anchor-type="paragraph" draw:z-index="29" draw:name="Shape 20" draw:style-name="gr6" draw:text-style-name="P20" svg:width="3.331cm" svg:height="1.4cm" svg:x="13.272cm" svg:y="7.883cm"><text:p text:style-name="P17">External Bell</text:p><draw:enhanced-geometry svg:viewBox="0 0 21600 21600" draw:type="rectangle" draw:enhanced-path="M 0 0 L 21600 0 21600 21600 0 21600 0 0 Z N"/></draw:custom-shape><draw:custom-shape text:anchor-type="paragraph" draw:z-index="30" draw:name="Shape 21" draw:style-name="gr5" draw:text-style-name="P18" svg:width="1.886cm" svg:height="1.133cm" svg:x="7.348cm" svg:y="2.656cm"><text:p text:style-name="P17">Broker</text:p><draw:enhanced-geometry svg:viewBox="0 0 21600 21600" draw:type="rectangle" draw:enhanced-path="M 0 0 L 21600 0 21600 21600 0 21600 0 0 Z N"/></draw:custom-shape><draw:custom-shape text:anchor-type="paragraph" draw:z-index="31" draw:name="Shape 22" draw:style-name="gr4" draw:text-style-name="P19" svg:width="4.079cm" svg:height="1.497cm" svg:x="13.857cm" svg:y="2.272cm"><text:p text:style-name="P17">PC</text:p><draw:enhanced-geometry svg:viewBox="0 0 21600 21600" draw:type="rectangle" draw:enhanced-path="M 0 0 L 21600 0 21600 21600 0 21600 0 0 Z N"/></draw:custom-shape><draw:custom-shape text:anchor-type="paragraph" draw:z-index="32" draw:name="Shape 23" draw:style-name="gr3" draw:text-style-name="P18" svg:width="1.366cm" svg:height="1.133cm" svg:x="13.861cm" svg:y="2.635cm"><text:p text:style-name="P17">Client</text:p><draw:enhanced-geometry svg:viewBox="0 0 21600 21600" draw:type="rectangle" draw:enhanced-path="M 0 0 L 21600 0 21600 21600 0 21600 0 0 Z N"/></draw:custom-shape><draw:line text:anchor-type="paragraph" draw:z-index="33" draw:name="Horizontal line 2" draw:style-name="gr2" draw:text-style-name="P16" svg:x1="9.536cm" svg:y1="3.112cm" svg:x2="13.902cm" svg:y2="3.112cm"><text:p/></draw:line><draw:custom-shape text:anchor-type="paragraph" draw:z-index="34" draw:name="Shape 24" draw:style-name="gr1" draw:text-style-name="P15" svg:width="2.038cm" svg:height="0.77cm" svg:x="10.388cm" svg:y="2.219cm"><text:p text:style-name="P14"><text:span text:style-name="T5">WLAN</text:span></text:p><draw:enhanced-geometry svg:viewBox="0 0 21600 21600" draw:type="rectangle" draw:enhanced-path="M 0 0 L 21600 0 21600 21600 0 21600 0 0 Z N"/></draw:custom-shape><draw:custom-shape text:anchor-type="paragraph" draw:z-index="35" draw:name="Shape 25" draw:style-name="gr1" draw:text-style-name="P15" svg:width="2.038cm" svg:height="0.77cm" svg:x="9.462cm" svg:y="7.708cm"><text:p text:style-name="P14"><text:span text:style-name="T5">proprietary </text:span><text:span text:style-name="T5">protocol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37:03.295354070</meta:creation-date>
    <dc:date>2025-03-31T18:00:26.845091629</dc:date>
    <meta:editing-duration>PT9H8M52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51" meta:word-count="90" meta:character-count="527" meta:non-whitespace-character-count="488"/>
  </office:meta>
</office:document-meta>
</file>